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MU Serif" officeooo:rsid="00190a2e" officeooo:paragraph-rsid="00190a2e"/>
    </style:style>
    <style:style style:name="P2" style:family="paragraph" style:parent-style-name="Standard">
      <style:paragraph-properties fo:text-align="justify" style:justify-single-word="false"/>
      <style:text-properties style:font-name="CMU Serif" officeooo:rsid="001acd80" officeooo:paragraph-rsid="001acd80"/>
    </style:style>
    <style:style style:name="P3" style:family="paragraph" style:parent-style-name="Standard">
      <style:paragraph-properties fo:text-align="justify" style:justify-single-word="false"/>
      <style:text-properties style:font-name="CMU Serif" fo:font-weight="bold" officeooo:rsid="00190a2e" officeooo:paragraph-rsid="00190a2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MU Serif" fo:font-weight="bold" officeooo:rsid="00190a2e" officeooo:paragraph-rsid="0022844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MU Serif" fo:font-weight="bold" officeooo:rsid="00190a2e" officeooo:paragraph-rsid="00190a2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MU Serif" fo:font-weight="bold" officeooo:rsid="0025695f" officeooo:paragraph-rsid="0025695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MU Serif" fo:font-weight="bold" officeooo:rsid="0026be5b" officeooo:paragraph-rsid="0026be5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MU Serif" fo:font-weight="normal" officeooo:rsid="00228447" officeooo:paragraph-rsid="0022844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MU Serif" fo:font-weight="normal" officeooo:rsid="00228447" officeooo:paragraph-rsid="00239f78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MU Serif" fo:font-weight="normal" officeooo:rsid="00239f78" officeooo:paragraph-rsid="00239f78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MU Serif" fo:font-weight="normal" officeooo:rsid="0025695f" officeooo:paragraph-rsid="0025695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MU Serif" fo:font-weight="normal" officeooo:rsid="0026be5b" officeooo:paragraph-rsid="0026be5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MU Serif" fo:font-weight="normal" officeooo:rsid="00280d33" officeooo:paragraph-rsid="00280d33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CMU Serif" officeooo:rsid="00190a2e" officeooo:paragraph-rsid="00190a2e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MU Serif" officeooo:rsid="001acd80" officeooo:paragraph-rsid="001acd80"/>
    </style:style>
    <style:style style:name="P16" style:family="paragraph" style:parent-style-name="Standard">
      <style:paragraph-properties fo:text-align="justify" style:justify-single-word="false"/>
      <style:text-properties style:font-name="CMU Serif" fo:font-weight="normal" officeooo:rsid="0025695f" officeooo:paragraph-rsid="0025695f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MU Serif" fo:font-weight="normal" officeooo:rsid="002e1892" officeooo:paragraph-rsid="002e1892" style:font-weight-asian="normal" style:font-weight-complex="normal"/>
    </style:style>
    <style:style style:name="T1" style:family="text">
      <style:text-properties officeooo:rsid="001acd80"/>
    </style:style>
    <style:style style:name="T2" style:family="text">
      <style:text-properties officeooo:rsid="002025b4"/>
    </style:style>
    <style:style style:name="T3" style:family="text">
      <style:text-properties officeooo:rsid="00228447"/>
    </style:style>
    <style:style style:name="T4" style:family="text">
      <style:text-properties officeooo:rsid="00239f7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80d33"/>
    </style:style>
    <style:style style:name="T7" style:family="text">
      <style:text-properties officeooo:rsid="002e1892"/>
    </style:style>
    <style:style style:name="T8" style:family="text">
      <style:text-properties officeooo:rsid="002569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oteiro de utilização e calibração do modelo SiB2</text:p>
      <text:p text:style-name="P1"/>
      <text:p text:style-name="P3">1 - Pré-requisitos computacionais</text:p>
      <text:p text:style-name="P3"/>
      <text:list xml:id="list2839261575" text:style-name="L1">
        <text:list-item>
          <text:p text:style-name="P14">Sistema operacional GNU/Linux <text:span text:style-name="T2">(preferencialmente debian 10)</text:span></text:p>
        </text:list-item>
        <text:list-item>
          <text:p text:style-name="P14">GCC 8.3.0 ou superior</text:p>
        </text:list-item>
        <text:list-item>
          <text:p text:style-name="P14">Python 3.7 ou superior</text:p>
          <text:list>
            <text:list-item>
              <text:p text:style-name="P15">Scipy 1.5.2</text:p>
            </text:list-item>
            <text:list-item>
              <text:p text:style-name="P14"><text:span text:style-name="T1">lmfit</text:span> 1.0.1</text:p>
            </text:list-item>
            <text:list-item>
              <text:p text:style-name="P15">numpy 1.19.1</text:p>
            </text:list-item>
            <text:list-item>
              <text:p text:style-name="P15">pandas 1.1.1</text:p>
            </text:list-item>
            <text:list-item>
              <text:p text:style-name="P15">matplotlib 3.3.1</text:p>
            </text:list-item>
          </text:list>
        </text:list-item>
      </text:list>
      <text:p text:style-name="P2"/>
      <text:p text:style-name="P4"><text:span text:style-name="T3">2</text:span> - Pré-requisitos <text:span text:style-name="T3">operacionais</text:span></text:p>
      <text:p text:style-name="P4"/>
      <text:p text:style-name="P8">Para o usuário remoto <text:span text:style-name="T4">(máquina no IAG)</text:span>:</text:p>
      <text:p text:style-name="P10">Uso da VPN IAG-NET. Uso de SSH com display remoto. <text:span text:style-name="T7">Transferência de arquivos via SSH. </text:span>Edição de arquivo texto. Noções de shell/bash script (terminal linux).</text:p>
      <text:p text:style-name="P10"/>
      <text:p text:style-name="P9">Para os usuário <text:span text:style-name="T4">local (máquina local)</text:span>:</text:p>
      <text:p text:style-name="P10">Edição de arquivo texto. Noções de shell/bash script (terminal linux).</text:p>
      <text:p text:style-name="P10"/>
      <text:p text:style-name="P6">3 – Instruções para uso e calibração do SiB2</text:p>
      <text:p text:style-name="P11"/>
      <text:p text:style-name="P17">Os arquivos que serão utilizados para esta instrução numérica deverão ser baixados do link <text:span text:style-name="T8">https://drive.google.com/drive/folders/1X-VIZW6_rpIHjmQ4FwIiBrTpqWPRDBSZ?usp=sharing</text:span></text:p>
      <text:p text:style-name="P11"/>
      <text:p text:style-name="P12"><text:span text:style-name="T7">A partir da árvore de diretórios para a calibração, obtida por dowload</text:span>:</text:p>
      <text:p text:style-name="P12"/>
      <text:p text:style-name="P12">|-- 1_sib2_semcalibracao</text:p>
      <text:p text:style-name="P12">|-- 2_EtapasdaCalibracao</text:p>
      <text:p text:style-name="P12"><text:tab/>|-- 1_radiacao</text:p>
      <text:p text:style-name="P12"><text:tab/><text:tab/>|-- sib2pymod</text:p>
      <text:p text:style-name="P12"><text:tab/>|-- 2_momentum</text:p>
      <text:p text:style-name="P12"><text:tab/><text:tab/>|-- 1_sib2pymod_derivetrans_aeropars_lista</text:p>
      <text:p text:style-name="P12"><text:tab/><text:tab/>|-- 2_sib2pymod</text:p>
      <text:p text:style-name="P12"><text:tab/>|-- 3_umidadesolo</text:p>
      <text:p text:style-name="P12"><text:tab/><text:tab/>|-- sib2pymod</text:p>
      <text:p text:style-name="P12"><text:tab/>|-- 4_carbonoagua</text:p>
      <text:p text:style-name="P12"><text:soft-page-break/><text:tab/><text:tab/>|-- sib2pymod</text:p>
      <text:p text:style-name="P12">|-- 3_sib2_calibrado</text:p>
      <text:p text:style-name="P12"/>
      <text:p text:style-name="P12"><text:span text:style-name="T7">As instruções seguirão </text:span>o “<text:span text:style-name="T5">Manual para os modelos: SiB2 e Balanço de água. Processo de calibração dos modelos pela otimização de parâmetros</text:span>.” <text:span text:style-name="T7">de modo que </text:span>cada etapa do capítulo 3 será executada em um <text:span text:style-name="T7">determinado</text:span> diretório, <text:span text:style-name="T7">conforme a </text:span>sequencia:</text:p>
      <text:p text:style-name="P7"/>
      <text:p text:style-name="P12">|-- 1_sib2_semcalibracao <text:tab/><text:tab/><text:tab/><text:tab/><text:tab/><text:tab/><text:tab/>(3.1)</text:p>
      <text:p text:style-name="P12">|-- 2_EtapasdaCalibracao <text:tab/><text:tab/><text:tab/><text:tab/><text:tab/><text:tab/><text:tab/></text:p>
      <text:p text:style-name="P12"><text:tab/>|-- 1_radiacao<text:tab/><text:tab/><text:tab/><text:tab/><text:tab/><text:tab/><text:tab/>(3.2)</text:p>
      <text:p text:style-name="P12"><text:tab/><text:tab/>|-- sib2pymod</text:p>
      <text:p text:style-name="P12"><text:tab/>|-- 2_momentum<text:tab/><text:tab/><text:tab/><text:tab/><text:tab/><text:tab/><text:tab/><text:span text:style-name="T6">(3.3)</text:span></text:p>
      <text:p text:style-name="P12"><text:tab/><text:tab/>|-- 1_sib2pymod_derivetrans_aeropars_lista<text:tab/><text:tab/><text:span text:style-name="T6">(3.3.1)</text:span></text:p>
      <text:p text:style-name="P12"><text:tab/><text:tab/>|-- 2_sib2pymod<text:tab/><text:tab/><text:tab/><text:tab/><text:tab/><text:tab/><text:span text:style-name="T6">(3.3.2)</text:span></text:p>
      <text:p text:style-name="P12"><text:tab/>|-- 3_umidadesolo<text:tab/><text:tab/><text:tab/><text:tab/><text:tab/><text:tab/><text:tab/><text:span text:style-name="T6">(3.4)</text:span></text:p>
      <text:p text:style-name="P12"><text:tab/><text:tab/>|-- sib2pymod</text:p>
      <text:p text:style-name="P12"><text:tab/>|-- 4_carbonoagua<text:tab/><text:tab/><text:tab/><text:tab/><text:tab/><text:tab/><text:tab/><text:span text:style-name="T6">(3.5)</text:span></text:p>
      <text:p text:style-name="P12"><text:tab/><text:tab/>|-- sib2pymod</text:p>
      <text:p text:style-name="P12">|-- 3_sib2_calibrado<text:tab/><text:tab/><text:tab/><text:tab/><text:tab/><text:tab/><text:tab/><text:span text:style-name="T6">(3.6)</text:span></text:p>
      <text:p text:style-name="P12"/>
      <text:p text:style-name="P13">Adicionalmente sejá será feito um painel de gráficos usando o matplotlib com a dispersão das variáveis observadas e calculadas pelo SiB2, antes da calibração e depois da calibração, para avaliação gráfica dos resul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dro M Anselmo</meta:initial-creator>
    <meta:creation-date>2020-09-04T09:02:29.717540540</meta:creation-date>
    <dc:date>2020-09-10T16:15:21.826216572</dc:date>
    <dc:creator>Evandro M Anselmo</dc:creator>
    <meta:editing-duration>PT1H9M8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2" meta:paragraph-count="44" meta:word-count="259" meta:character-count="1942" meta:non-whitespace-character-count="1655"/>
  </office:meta>
</office:document-meta>
</file>